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2ae9" officeooo:paragraph-rsid="00022ae9"/>
    </style:style>
    <style:style style:name="P2" style:family="paragraph" style:parent-style-name="Standard">
      <style:text-properties officeooo:rsid="0007242d" officeooo:paragraph-rsid="0007242d"/>
    </style:style>
    <style:style style:name="P3" style:family="paragraph" style:parent-style-name="Standard">
      <style:text-properties officeooo:rsid="000a6ce7" officeooo:paragraph-rsid="000a6ce7"/>
    </style:style>
    <style:style style:name="T1" style:family="text">
      <style:text-properties officeooo:rsid="0003d2f2"/>
    </style:style>
    <style:style style:name="T2" style:family="text">
      <style:text-properties officeooo:rsid="00089536"/>
    </style:style>
    <style:style style:name="T3" style:family="text">
      <style:text-properties officeooo:rsid="000a6c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<text:tab/><text:span text:style-name="T3">This issue could be occuring during peak hours when the entire neighborhood is using a lot of bandwidth at the same time, causing a lag in connection for everyone.</text:span></text:p>
      <text:p text:style-name="P1">2.<text:tab/>a. -n, -r, -<text:span text:style-name="T1">i, -t, -u, -w, -x, -l, -p</text:span></text:p>
      <text:p text:style-name="P1"><text:tab/>b.</text:p>
      <text:p text:style-name="P1"><text:tab/>c. <text:span text:style-name="T2">see https://superuser.com/questions/127863/manually-closing-a-port-from-commandline</text:span></text:p>
      <text:p text:style-name="P1"><text:tab/>d.</text:p>
      <text:p text:style-name="P2">3.</text:p>
      <text:p text:style-name="P3">4.[PROTOCOL HERE]</text:p>
      <text:p text:style-name="P3">5.</text:p>
      <text:p text:style-name="P3">DSLAM</text:p>
      <text:p text:style-name="P3">CO</text:p>
      <text:p text:style-name="P3">CMTS</text:p>
      <text:p text:style-name="P3">FTTH</text:p>
      <text:p text:style-name="P3">AON</text:p>
      <text:p text:style-name="P3">POON</text:p>
      <text:p text:style-name="P3">IFTTT</text:p>
      <text:p text:style-name="P3">OLT</text:p>
      <text:p text:style-name="P3">IXP</text:p>
      <text:p text:style-name="P3">LE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5T19:33:30.460467533</meta:creation-date>
    <meta:generator>LibreOffice/6.0.7.3$Linux_X86_64 LibreOffice_project/00m0$Build-3</meta:generator>
    <dc:date>2019-02-26T02:23:34.083854309</dc:date>
    <meta:editing-duration>PT1H44S</meta:editing-duration>
    <meta:editing-cycles>4</meta:editing-cycles>
    <meta:document-statistic meta:table-count="0" meta:image-count="0" meta:object-count="0" meta:page-count="1" meta:paragraph-count="18" meta:word-count="60" meta:character-count="356" meta:non-whitespace-character-count="311"/>
  </office:meta>
</office:document-meta>
</file>